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9.2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4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ybri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Binary file q2-hybrid matches</text:p>
          </table:table-cell>
          <table:table-cell table:number-columns-repeated="5"/>
          <table:table-cell office:value-type="string" calcext:value-type="string">
            <text:p># Processes</text:p>
          </table:table-cell>
          <table:table-cell office:value-type="string" calcext:value-type="string">
            <text:p># Threads</text:p>
          </table:table-cell>
          <table:table-cell office:value-type="string" calcext:value-type="string">
            <text:p>Run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_1.o3092413:2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8053" calcext:value-type="float">
            <text:p>0.3880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E2:.E11]) / 10" office:value-type="float" office:value="0.4087215" calcext:value-type="float">
            <text:p>0.4087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_1.o3092414:2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7703" calcext:value-type="float">
            <text:p>0.3877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E12:.E21]) / 10" office:value-type="float" office:value="0.3093081" calcext:value-type="float">
            <text:p>0.3093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_1.o3092415:2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3684" calcext:value-type="float">
            <text:p>0.37368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E22:.E31]) / 10" office:value-type="float" office:value="0.4096581" calcext:value-type="float">
            <text:p>0.4096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_1.o3092416:2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4516" calcext:value-type="float">
            <text:p>0.3745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SUM([.E32:.E41]) / 10" office:value-type="float" office:value="0.3961296" calcext:value-type="float">
            <text:p>0.3961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_1.o3092417:2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9078" calcext:value-type="float">
            <text:p>0.3790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18:12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32343" calcext:value-type="float">
            <text:p>0.4323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E42:.E51]) / 10" office:value-type="float" office:value="0.4848249" calcext:value-type="float">
            <text:p>0.4848249</text:p>
          </table:table-cell>
          <table:table-cell/>
          <table:table-cell office:value-type="string" calcext:value-type="string">
            <text:p>Locks</text:p>
          </table:table-cell>
        </table:table-row>
        <table:table-row table:style-name="ro1">
          <table:table-cell office:value-type="string" calcext:value-type="string">
            <text:p>Q2_OMP_1.o3092419:12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9768" calcext:value-type="float">
            <text:p>0.4297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E52:.E61]) / 10" office:value-type="float" office:value="0.3433574" calcext:value-type="float">
            <text:p>0.3433574</text:p>
          </table:table-cell>
          <table:table-cell/>
          <table:table-cell office:value-type="string" calcext:value-type="string">
            <text:p>Suck</text:p>
          </table:table-cell>
        </table:table-row>
        <table:table-row table:style-name="ro1">
          <table:table-cell office:value-type="string" calcext:value-type="string">
            <text:p>Q2_OMP_1.o3092420:12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9615" calcext:value-type="float">
            <text:p>0.4296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E62:.E71]) / 10" office:value-type="float" office:value="0.6359718" calcext:value-type="float">
            <text:p>0.6359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_1.o3092421:12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9558" calcext:value-type="float">
            <text:p>0.4295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SUM([.E72:.E81]) / 10" office:value-type="float" office:value="0.5470902" calcext:value-type="float">
            <text:p>0.5470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_1.o3092422:12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2897" calcext:value-type="float">
            <text:p>0.4628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61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03995" calcext:value-type="float">
            <text:p>0.3039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E82:.E91]) / 10" office:value-type="float" office:value="0.4739299" calcext:value-type="float">
            <text:p>0.4739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_2.o3092362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11857" calcext:value-type="float">
            <text:p>0.3118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E92:.E101]) /10" office:value-type="float" office:value="0.4187316" calcext:value-type="float">
            <text:p>0.4187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_2.o3092363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96962" calcext:value-type="float">
            <text:p>0.29696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E102:.E111]) / 10" office:value-type="float" office:value="0.605603" calcext:value-type="float">
            <text:p>0.605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_2.o3092364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12646" calcext:value-type="float">
            <text:p>0.31264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SUM([.E112:.E121]) / 10" office:value-type="float" office:value="0.5803221" calcext:value-type="float">
            <text:p>0.5803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_2.o3092365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08862" calcext:value-type="float">
            <text:p>0.3088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66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6606" calcext:value-type="float">
            <text:p>0.3366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[.E122:.E131]) / 10" office:value-type="float" office:value="0.6116816" calcext:value-type="float">
            <text:p>0.6116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_2.o3092367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8626" calcext:value-type="float">
            <text:p>0.3386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E132:.E141])/10" office:value-type="float" office:value="0.4137133" calcext:value-type="float">
            <text:p>0.4137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_2.o3092368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82257" calcext:value-type="float">
            <text:p>0.28225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E142:.E151]) / 10" office:value-type="float" office:value="0.5490776" calcext:value-type="float">
            <text:p>0.5490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_2.o3092369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0712" calcext:value-type="float">
            <text:p>0.307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SUM([.E152:.E161]) / 10" office:value-type="float" office:value="0.5364594" calcext:value-type="float">
            <text:p>0.5364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_2.o3092370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9415" calcext:value-type="float">
            <text:p>0.294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11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70258" calcext:value-type="float">
            <text:p>0.37025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SUM([.E162:.E171]) / 10" office:value-type="float" office:value="0.7094142" calcext:value-type="float">
            <text:p>0.7094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_4.o3092312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5514" calcext:value-type="float">
            <text:p>0.355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E172:.E181]) / 10" office:value-type="float" office:value="0.6491101" calcext:value-type="float">
            <text:p>0.6491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_4.o3092313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80982" calcext:value-type="float">
            <text:p>0.38098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E182:.E191]) / 10" office:value-type="float" office:value="0.7711925" calcext:value-type="float">
            <text:p>0.7711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_4.o3092314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454391" calcext:value-type="float">
            <text:p>0.45439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SUM([.E192:.E201]) / 10" office:value-type="float" office:value="0.6768663" calcext:value-type="float">
            <text:p>0.6768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_OMP_4.o3092315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51014" calcext:value-type="float">
            <text:p>0.351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16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430191" calcext:value-type="float">
            <text:p>0.430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17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83949" calcext:value-type="float">
            <text:p>0.3839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18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519673" calcext:value-type="float">
            <text:p>0.5196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19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86963" calcext:value-type="float">
            <text:p>0.3869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20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46402" calcext:value-type="float">
            <text:p>0.46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60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64748" calcext:value-type="float">
            <text:p>0.264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61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94256" calcext:value-type="float">
            <text:p>0.294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62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326101" calcext:value-type="float">
            <text:p>0.326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63: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30726" calcext:value-type="float">
            <text:p>0.307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64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483045" calcext:value-type="float">
            <text:p>0.4830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65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59125" calcext:value-type="float">
            <text:p>0.559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66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11423" calcext:value-type="float">
            <text:p>0.5114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67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456654" calcext:value-type="float">
            <text:p>0.4566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68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37504" calcext:value-type="float">
            <text:p>0.375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69:12:DATA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383644" calcext:value-type="float">
            <text:p>0.3836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23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81652" calcext:value-type="float">
            <text:p>0.4816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24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89288" calcext:value-type="float">
            <text:p>0.4892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25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96763" calcext:value-type="float">
            <text:p>0.4967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26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77752" calcext:value-type="float">
            <text:p>0.4777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27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7749" calcext:value-type="float">
            <text:p>0.477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28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93466" calcext:value-type="float">
            <text:p>0.4934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29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78951" calcext:value-type="float">
            <text:p>0.4789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30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07289" calcext:value-type="float">
            <text:p>0.5072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31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74483" calcext:value-type="float">
            <text:p>0.4744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32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71115" calcext:value-type="float">
            <text:p>0.4711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71:16:DATA</text:p>
          </table:table-cell>
          <table:table-cell office:value-type="float" office:value="5.000002" calcext:value-type="float">
            <text:p>5.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05812" calcext:value-type="float">
            <text:p>0.3058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72:12:DATA</text:p>
          </table:table-cell>
          <table:table-cell office:value-type="float" office:value="5.000002" calcext:value-type="float">
            <text:p>5.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74847" calcext:value-type="float">
            <text:p>0.3748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73:12:DATA</text:p>
          </table:table-cell>
          <table:table-cell office:value-type="float" office:value="5.000002" calcext:value-type="float">
            <text:p>5.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8638" calcext:value-type="float">
            <text:p>0.386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74:12:DATA</text:p>
          </table:table-cell>
          <table:table-cell office:value-type="float" office:value="5.000002" calcext:value-type="float">
            <text:p>5.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51103" calcext:value-type="float">
            <text:p>0.4511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75:12:DATA</text:p>
          </table:table-cell>
          <table:table-cell office:value-type="float" office:value="5.000002" calcext:value-type="float">
            <text:p>5.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97386" calcext:value-type="float">
            <text:p>0.397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76:2:DATA</text:p>
          </table:table-cell>
          <table:table-cell office:value-type="float" office:value="5.000002" calcext:value-type="float">
            <text:p>5.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21042" calcext:value-type="float">
            <text:p>0.4210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77:2:DATA</text:p>
          </table:table-cell>
          <table:table-cell office:value-type="float" office:value="5.000002" calcext:value-type="float">
            <text:p>5.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95741" calcext:value-type="float">
            <text:p>0.2957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78:2:DATA</text:p>
          </table:table-cell>
          <table:table-cell office:value-type="float" office:value="5.000002" calcext:value-type="float">
            <text:p>5.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57735" calcext:value-type="float">
            <text:p>0.2577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79:2:DATA</text:p>
          </table:table-cell>
          <table:table-cell office:value-type="float" office:value="5.000002" calcext:value-type="float">
            <text:p>5.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69938" calcext:value-type="float">
            <text:p>0.2699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80:2:DATA</text:p>
          </table:table-cell>
          <table:table-cell office:value-type="float" office:value="5.000002" calcext:value-type="float">
            <text:p>5.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7359" calcext:value-type="float">
            <text:p>0.273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21:16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12142" calcext:value-type="float">
            <text:p>0.4121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22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81302" calcext:value-type="float">
            <text:p>0.581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23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80047" calcext:value-type="float">
            <text:p>0.5800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24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39584" calcext:value-type="float">
            <text:p>0.7395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25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45424" calcext:value-type="float">
            <text:p>0.645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26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1477" calcext:value-type="float">
            <text:p>0.714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27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86948" calcext:value-type="float">
            <text:p>0.7869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28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06415" calcext:value-type="float">
            <text:p>0.6064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29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01072" calcext:value-type="float">
            <text:p>0.7010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30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92014" calcext:value-type="float">
            <text:p>0.592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70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315713" calcext:value-type="float">
            <text:p>0.3157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71: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285533" calcext:value-type="float">
            <text:p>0.2855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72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664317" calcext:value-type="float">
            <text:p>0.664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73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75539" calcext:value-type="float">
            <text:p>0.5755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74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49688" calcext:value-type="float">
            <text:p>0.496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75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67698" calcext:value-type="float">
            <text:p>0.676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76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630227" calcext:value-type="float">
            <text:p>0.6302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77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69915" calcext:value-type="float">
            <text:p>0.5699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78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686996" calcext:value-type="float">
            <text:p>0.6869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79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68802" calcext:value-type="float">
            <text:p>0.5688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33: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26848" calcext:value-type="float">
            <text:p>0.4268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34:20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52732" calcext:value-type="float">
            <text:p>0.452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35:1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15578" calcext:value-type="float">
            <text:p>0.6155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36:24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95027" calcext:value-type="float">
            <text:p>0.4950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37: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19727" calcext:value-type="float">
            <text:p>0.419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38: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09423" calcext:value-type="float">
            <text:p>0.4094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39: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86288" calcext:value-type="float">
            <text:p>0.3862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40:20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68405" calcext:value-type="float">
            <text:p>0.5684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41:1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74957" calcext:value-type="float">
            <text:p>0.4749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42:1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90314" calcext:value-type="float">
            <text:p>0.4903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81:20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13405" calcext:value-type="float">
            <text:p>0.4134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82:1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98793" calcext:value-type="float">
            <text:p>0.3987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83:1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82049" calcext:value-type="float">
            <text:p>0.5820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84:1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72794" calcext:value-type="float">
            <text:p>0.4727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85:1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24109" calcext:value-type="float">
            <text:p>0.4241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86:1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78037" calcext:value-type="float">
            <text:p>0.4780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87:1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52975" calcext:value-type="float">
            <text:p>0.352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88:20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2169" calcext:value-type="float">
            <text:p>0.32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89:1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3601" calcext:value-type="float">
            <text:p>0.33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90:1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07454" calcext:value-type="float">
            <text:p>0.407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31:12:DATA</text:p>
          </table:table-cell>
          <table:table-cell office:value-type="float" office:value="5.000011" calcext:value-type="float">
            <text:p>5.000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433482" calcext:value-type="float">
            <text:p>0.4334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32:2:DATA</text:p>
          </table:table-cell>
          <table:table-cell office:value-type="float" office:value="5.000011" calcext:value-type="float">
            <text:p>5.000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34992" calcext:value-type="float">
            <text:p>0.3349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33:2:DATA</text:p>
          </table:table-cell>
          <table:table-cell office:value-type="float" office:value="5.000011" calcext:value-type="float">
            <text:p>5.000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99792" calcext:value-type="float">
            <text:p>0.399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34:2:DATA</text:p>
          </table:table-cell>
          <table:table-cell office:value-type="float" office:value="5.000011" calcext:value-type="float">
            <text:p>5.000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31313" calcext:value-type="float">
            <text:p>0.331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35:2:DATA</text:p>
          </table:table-cell>
          <table:table-cell office:value-type="float" office:value="5.000011" calcext:value-type="float">
            <text:p>5.000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441442" calcext:value-type="float">
            <text:p>0.4414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36:16:DATA</text:p>
          </table:table-cell>
          <table:table-cell office:value-type="float" office:value="5.000011" calcext:value-type="float">
            <text:p>5.000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464694" calcext:value-type="float">
            <text:p>0.464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37:12:DATA</text:p>
          </table:table-cell>
          <table:table-cell office:value-type="float" office:value="5.000011" calcext:value-type="float">
            <text:p>5.000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948138" calcext:value-type="float">
            <text:p>0.9481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38:12:DATA</text:p>
          </table:table-cell>
          <table:table-cell office:value-type="float" office:value="5.000011" calcext:value-type="float">
            <text:p>5.000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974357" calcext:value-type="float">
            <text:p>0.974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39:12:DATA</text:p>
          </table:table-cell>
          <table:table-cell office:value-type="float" office:value="5.000011" calcext:value-type="float">
            <text:p>5.000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68132" calcext:value-type="float">
            <text:p>0.8681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40:12:DATA</text:p>
          </table:table-cell>
          <table:table-cell office:value-type="float" office:value="5.000011" calcext:value-type="float">
            <text:p>5.000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59688" calcext:value-type="float">
            <text:p>0.8596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80: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492117" calcext:value-type="float">
            <text:p>0.4921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81: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396232" calcext:value-type="float">
            <text:p>0.396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82: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428708" calcext:value-type="float">
            <text:p>0.428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83: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363051" calcext:value-type="float">
            <text:p>0.3630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84:20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479199" calcext:value-type="float">
            <text:p>0.479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85:1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720798" calcext:value-type="float">
            <text:p>0.7207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86:1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769203" calcext:value-type="float">
            <text:p>0.769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87:1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99961" calcext:value-type="float">
            <text:p>0.5999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88:1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756201" calcext:value-type="float">
            <text:p>0.756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89:1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797751" calcext:value-type="float">
            <text:p>0.797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43:24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2996" calcext:value-type="float">
            <text:p>0.529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44:1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484144" calcext:value-type="float">
            <text:p>0.484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45:1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483836" calcext:value-type="float">
            <text:p>0.4838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46:1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484479" calcext:value-type="float">
            <text:p>0.4844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47:1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90454" calcext:value-type="float">
            <text:p>0.690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48:1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69073" calcext:value-type="float">
            <text:p>0.6690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49:1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0519" calcext:value-type="float">
            <text:p>0.905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50:1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39984" calcext:value-type="float">
            <text:p>0.6399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51:1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89258" calcext:value-type="float">
            <text:p>0.689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52:1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40438" calcext:value-type="float">
            <text:p>0.5404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92:24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3766" calcext:value-type="float">
            <text:p>0.437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93:1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60594" calcext:value-type="float">
            <text:p>0.4605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94:1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69164" calcext:value-type="float">
            <text:p>0.369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95:40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15643" calcext:value-type="float">
            <text:p>0.4156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96: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1109" calcext:value-type="float">
            <text:p>0.411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97:20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77594" calcext:value-type="float">
            <text:p>0.3775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98:1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581042" calcext:value-type="float">
            <text:p>0.5810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399: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19721" calcext:value-type="float">
            <text:p>0.4197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400: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296312" calcext:value-type="float">
            <text:p>0.2963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401: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68313" calcext:value-type="float">
            <text:p>0.368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41:24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63626" calcext:value-type="float">
            <text:p>0.4636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42:1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723287" calcext:value-type="float">
            <text:p>0.7232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43:1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70328" calcext:value-type="float">
            <text:p>0.703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44:40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80088" calcext:value-type="float">
            <text:p>0.4800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45:1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606028" calcext:value-type="float">
            <text:p>0.6060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46:1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555564" calcext:value-type="float">
            <text:p>0.5555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47: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68755" calcext:value-type="float">
            <text:p>0.4687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48: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501532" calcext:value-type="float">
            <text:p>0.5015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49: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517397" calcext:value-type="float">
            <text:p>0.517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50: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71219" calcext:value-type="float">
            <text:p>0.471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90:2:DATA</text:p>
          </table:table-cell>
          <table:table-cell office:value-type="float" office:value="4.999996" calcext:value-type="float">
            <text:p>4.9999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08842" calcext:value-type="float">
            <text:p>0.4088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91:2:DATA</text:p>
          </table:table-cell>
          <table:table-cell office:value-type="float" office:value="4.999996" calcext:value-type="float">
            <text:p>4.9999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03965" calcext:value-type="float">
            <text:p>0.4039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92:28:DATA</text:p>
          </table:table-cell>
          <table:table-cell office:value-type="float" office:value="4.999996" calcext:value-type="float">
            <text:p>4.9999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42306" calcext:value-type="float">
            <text:p>0.5423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93:12:DATA</text:p>
          </table:table-cell>
          <table:table-cell office:value-type="float" office:value="4.999996" calcext:value-type="float">
            <text:p>4.9999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94781" calcext:value-type="float">
            <text:p>0.5947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94:12:DATA</text:p>
          </table:table-cell>
          <table:table-cell office:value-type="float" office:value="4.999996" calcext:value-type="float">
            <text:p>4.9999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33122" calcext:value-type="float">
            <text:p>0.5331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95:2:DATA</text:p>
          </table:table-cell>
          <table:table-cell office:value-type="float" office:value="4.999996" calcext:value-type="float">
            <text:p>4.9999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6541" calcext:value-type="float">
            <text:p>0.565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96:2:DATA</text:p>
          </table:table-cell>
          <table:table-cell office:value-type="float" office:value="4.999996" calcext:value-type="float">
            <text:p>4.9999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31154" calcext:value-type="float">
            <text:p>0.531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97:28:DATA</text:p>
          </table:table-cell>
          <table:table-cell office:value-type="float" office:value="4.999996" calcext:value-type="float">
            <text:p>4.9999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40682" calcext:value-type="float">
            <text:p>0.5406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98:12:DATA</text:p>
          </table:table-cell>
          <table:table-cell office:value-type="float" office:value="4.999996" calcext:value-type="float">
            <text:p>4.9999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651304" calcext:value-type="float">
            <text:p>0.6513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299:12:DATA</text:p>
          </table:table-cell>
          <table:table-cell office:value-type="float" office:value="4.999996" calcext:value-type="float">
            <text:p>4.9999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93028" calcext:value-type="float">
            <text:p>0.5930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53:44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82589" calcext:value-type="float">
            <text:p>0.5825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54:1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722405" calcext:value-type="float">
            <text:p>0.7224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55:24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9607" calcext:value-type="float">
            <text:p>0.596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56:2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77202" calcext:value-type="float">
            <text:p>0.477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57:1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650268" calcext:value-type="float">
            <text:p>0.650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58:28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73931" calcext:value-type="float">
            <text:p>0.739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59:1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735928" calcext:value-type="float">
            <text:p>0.7359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60:44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887283" calcext:value-type="float">
            <text:p>0.887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61:1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959786" calcext:value-type="float">
            <text:p>0.9597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1.o3092462:24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743301" calcext:value-type="float">
            <text:p>0.743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402:28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489662" calcext:value-type="float">
            <text:p>0.4896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403:4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521031" calcext:value-type="float">
            <text:p>0.5210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404:2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497837" calcext:value-type="float">
            <text:p>0.4978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405:1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569815" calcext:value-type="float">
            <text:p>0.5698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406:28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657212" calcext:value-type="float">
            <text:p>0.657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407:1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843135" calcext:value-type="float">
            <text:p>0.843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408:1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84532" calcext:value-type="float">
            <text:p>0.845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409:1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728097" calcext:value-type="float">
            <text:p>0.728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410:1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86179" calcext:value-type="float">
            <text:p>0.86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2.o3092411: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477202" calcext:value-type="float">
            <text:p>0.477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51:28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935216" calcext:value-type="float">
            <text:p>0.935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52:4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76992" calcext:value-type="float">
            <text:p>0.769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53:24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482736" calcext:value-type="float">
            <text:p>0.4827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54:1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602631" calcext:value-type="float">
            <text:p>0.6026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55:36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919477" calcext:value-type="float">
            <text:p>0.9194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56:1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.129439" calcext:value-type="float">
            <text:p>1.1294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57:1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.047242" calcext:value-type="float">
            <text:p>1.047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58:1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546991" calcext:value-type="float">
            <text:p>0.5469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59:1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799875" calcext:value-type="float">
            <text:p>0.799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4.o3092360: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478398" calcext:value-type="float">
            <text:p>0.478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300: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26771" calcext:value-type="float">
            <text:p>0.526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301:28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639223" calcext:value-type="float">
            <text:p>0.6392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302:28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26967" calcext:value-type="float">
            <text:p>0.5269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303:1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.004139" calcext:value-type="float">
            <text:p>1.004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304:20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45606" calcext:value-type="float">
            <text:p>0.5456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305:1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603668" calcext:value-type="float">
            <text:p>0.6036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306:1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.016302" calcext:value-type="float">
            <text:p>1.016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307:1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885671" calcext:value-type="float">
            <text:p>0.8856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308: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06692" calcext:value-type="float">
            <text:p>0.506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_OMP_8.o3092309: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13624" calcext:value-type="float">
            <text:p>0.513624</text:p>
          </table:table-cell>
          <table:table-cell table:number-columns-repeated="6"/>
        </table:table-row>
      </table:table>
      <table:table table:name="Sheet2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Binary file q2 matches</text:p>
          </table:table-cell>
          <table:table-cell table:number-columns-repeated="5"/>
          <table:table-cell office:value-type="string" calcext:value-type="string">
            <text:p># Processes</text:p>
          </table:table-cell>
          <table:table-cell/>
          <table:table-cell office:value-type="string" calcext:value-type="string">
            <text:p>Runtime</text:p>
          </table:table-cell>
        </table:table-row>
        <table:table-row table:style-name="ro1">
          <table:table-cell office:value-type="string" calcext:value-type="string">
            <text:p>Q2_MPI.o3090889:7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8006" calcext:value-type="float">
            <text:p>0.368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E2:.E11]) / 10" office:value-type="float" office:value="0.3718312" calcext:value-type="float">
            <text:p>0.3718312</text:p>
          </table:table-cell>
        </table:table-row>
        <table:table-row table:style-name="ro1">
          <table:table-cell office:value-type="string" calcext:value-type="string">
            <text:p>Q2_MPI.o3090890:7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0681" calcext:value-type="float">
            <text:p>0.38068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E12:.E21]) / 10" office:value-type="float" office:value="0.383872" calcext:value-type="float">
            <text:p>0.383872</text:p>
          </table:table-cell>
        </table:table-row>
        <table:table-row table:style-name="ro1">
          <table:table-cell office:value-type="string" calcext:value-type="string">
            <text:p>Q2_MPI.o3090891:7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07" calcext:value-type="float">
            <text:p>0.380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SUM([.E22:.E31]) / 10" office:value-type="float" office:value="0.4098141" calcext:value-type="float">
            <text:p>0.4098141</text:p>
          </table:table-cell>
        </table:table-row>
        <table:table-row table:style-name="ro1">
          <table:table-cell office:value-type="string" calcext:value-type="string">
            <text:p>Q2_MPI.o3090892:7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752" calcext:value-type="float">
            <text:p>0.3775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SUM([.E32:.E41]) / 10" office:value-type="float" office:value="0.4492912" calcext:value-type="float">
            <text:p>0.4492912</text:p>
          </table:table-cell>
        </table:table-row>
        <table:table-row table:style-name="ro1">
          <table:table-cell office:value-type="string" calcext:value-type="string">
            <text:p>Q2_MPI.o3090893:7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5192" calcext:value-type="float">
            <text:p>0.36519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SUM([.E42:.E51]) / 10" office:value-type="float" office:value="0.6278595" calcext:value-type="float">
            <text:p>0.6278595</text:p>
          </table:table-cell>
        </table:table-row>
        <table:table-row table:style-name="ro1">
          <table:table-cell office:value-type="string" calcext:value-type="string">
            <text:p>Q2_MPI.o3090894:7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4541" calcext:value-type="float">
            <text:p>0.374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895:7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042" calcext:value-type="float">
            <text:p>0.375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896:7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1912" calcext:value-type="float">
            <text:p>0.371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897:7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5146" calcext:value-type="float">
            <text:p>0.365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898:7:DATA</text:p>
          </table:table-cell>
          <table:table-cell office:value-type="float" office:value="5.000009" calcext:value-type="float">
            <text:p>5.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9572" calcext:value-type="float">
            <text:p>0.359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899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74471" calcext:value-type="float">
            <text:p>0.374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00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76091" calcext:value-type="float">
            <text:p>0.3760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01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7409" calcext:value-type="float">
            <text:p>0.37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02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77609" calcext:value-type="float">
            <text:p>0.3776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03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46965" calcext:value-type="float">
            <text:p>0.4469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04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95983" calcext:value-type="float">
            <text:p>0.3959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05:10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7058" calcext:value-type="float">
            <text:p>0.370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06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75995" calcext:value-type="float">
            <text:p>0.375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07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7285" calcext:value-type="float">
            <text:p>0.372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08:12:DATA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74086" calcext:value-type="float">
            <text:p>0.3740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09:2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4147" calcext:value-type="float">
            <text:p>0.434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10:20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76646" calcext:value-type="float">
            <text:p>0.376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11:2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29416" calcext:value-type="float">
            <text:p>0.429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12:2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84521" calcext:value-type="float">
            <text:p>0.3845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13:2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78599" calcext:value-type="float">
            <text:p>0.3785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14:2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90018" calcext:value-type="float">
            <text:p>0.590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15:2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76796" calcext:value-type="float">
            <text:p>0.3767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16:2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72423" calcext:value-type="float">
            <text:p>0.372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17:2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76284" calcext:value-type="float">
            <text:p>0.376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18:22:DATA</text:p>
          </table:table-cell>
          <table:table-cell office:value-type="float" office:value="5.000011" calcext:value-type="float">
            <text:p>5.000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79291" calcext:value-type="float">
            <text:p>0.379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19:4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37439" calcext:value-type="float">
            <text:p>0.37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20:4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86468" calcext:value-type="float">
            <text:p>0.6864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21:4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378583" calcext:value-type="float">
            <text:p>0.378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22:4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425327" calcext:value-type="float">
            <text:p>0.425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23:40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384974" calcext:value-type="float">
            <text:p>0.3849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24:4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03028" calcext:value-type="float">
            <text:p>0.503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25:4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374177" calcext:value-type="float">
            <text:p>0.374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26:4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31858" calcext:value-type="float">
            <text:p>0.5318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27:4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376198" calcext:value-type="float">
            <text:p>0.376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28:42:DATA</text:p>
          </table:table-cell>
          <table:table-cell office:value-type="float" office:value="4.999996" calcext:value-type="float">
            <text:p>4.999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457909" calcext:value-type="float">
            <text:p>0.4579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29:81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33831" calcext:value-type="float">
            <text:p>0.4338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30:8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907596" calcext:value-type="float">
            <text:p>0.907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31:8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67753" calcext:value-type="float">
            <text:p>0.67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32:8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70922" calcext:value-type="float">
            <text:p>0.5709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33:8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93842" calcext:value-type="float">
            <text:p>0.493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34:8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62036" calcext:value-type="float">
            <text:p>0.462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35:8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633112" calcext:value-type="float">
            <text:p>0.633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36:8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50489" calcext:value-type="float">
            <text:p>0.450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37:8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885369" calcext:value-type="float">
            <text:p>0.885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_MPI.o3090938:82:DATA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763868" calcext:value-type="float">
            <text:p>0.76386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5T09:36:13.551018973</dc:date>
    <meta:editing-duration>PT8M2S</meta:editing-duration>
    <meta:editing-cycles>7</meta:editing-cycles>
    <meta:generator>LibreOffice/5.3.7.2.0$Linux_X86_64 LibreOffice_project/30m0$Build-2</meta:generator>
    <meta:document-statistic meta:table-count="2" meta:cell-count="1314" meta:object-count="0"/>
  </office:meta>
</office:document-meta>
</file>